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fo:text-align="start" style:justify-single-word="false"/>
      <style:text-properties officeooo:rsid="000c8671" officeooo:paragraph-rsid="000c8671"/>
    </style:style>
    <style:style style:name="P2" style:family="paragraph" style:parent-style-name="Standard" style:list-style-name="L1">
      <style:paragraph-properties fo:line-height="115%" fo:text-align="start" style:justify-single-word="false"/>
      <style:text-properties officeooo:rsid="00136723" officeooo:paragraph-rsid="00136723"/>
    </style:style>
    <style:style style:name="P3" style:family="paragraph" style:parent-style-name="Standard" style:list-style-name="L1">
      <style:paragraph-properties fo:line-height="115%" fo:text-align="start" style:justify-single-word="false"/>
      <style:text-properties fo:font-weight="bold" officeooo:rsid="001e1146" officeooo:paragraph-rsid="001e1146" style:font-weight-asian="bold" style:font-weight-complex="bold"/>
    </style:style>
    <style:style style:name="P4" style:family="paragraph" style:parent-style-name="Standard" style:list-style-name="L1">
      <style:paragraph-properties fo:line-height="115%" fo:text-align="start" style:justify-single-word="false"/>
      <style:text-properties officeooo:rsid="001e3008" officeooo:paragraph-rsid="001e3008"/>
    </style:style>
    <style:style style:name="P5" style:family="paragraph" style:parent-style-name="Standard" style:list-style-name="L1">
      <style:paragraph-properties fo:line-height="115%" fo:text-align="start" style:justify-single-word="false"/>
      <style:text-properties officeooo:rsid="001e94a3" officeooo:paragraph-rsid="001e94a3"/>
    </style:style>
    <style:style style:name="P6" style:family="paragraph" style:parent-style-name="Standard" style:list-style-name="L1">
      <style:paragraph-properties fo:line-height="115%" fo:text-align="start" style:justify-single-word="false"/>
      <style:text-properties officeooo:rsid="00223e66" officeooo:paragraph-rsid="00223e66"/>
    </style:style>
    <style:style style:name="P7" style:family="paragraph" style:parent-style-name="Standard" style:list-style-name="L1">
      <style:paragraph-properties fo:line-height="115%" fo:text-align="start" style:justify-single-word="false"/>
      <style:text-properties fo:font-weight="bold" officeooo:rsid="00258335" officeooo:paragraph-rsid="00258335" style:font-weight-asian="bold" style:font-weight-complex="bold"/>
    </style:style>
    <style:style style:name="P8" style:family="paragraph" style:parent-style-name="Standard" style:list-style-name="L1">
      <style:paragraph-properties fo:line-height="115%" fo:text-align="start" style:justify-single-word="false"/>
      <style:text-properties officeooo:rsid="00258335" officeooo:paragraph-rsid="00258335"/>
    </style:style>
    <style:style style:name="P9" style:family="paragraph" style:parent-style-name="Standard" style:list-style-name="L2">
      <style:paragraph-properties fo:line-height="115%" fo:text-align="start" style:justify-single-word="false"/>
      <style:text-properties officeooo:rsid="002c7b76" officeooo:paragraph-rsid="002c7b76" fo:background-color="#ffff00"/>
    </style:style>
    <style:style style:name="P10" style:family="paragraph" style:parent-style-name="Standard">
      <style:paragraph-properties fo:line-height="115%" fo:text-align="start" style:justify-single-word="false"/>
      <style:text-properties officeooo:rsid="0016db1d" officeooo:paragraph-rsid="0016db1d"/>
    </style:style>
    <style:style style:name="P11" style:family="paragraph" style:parent-style-name="Standard" style:list-style-name="L3">
      <style:paragraph-properties fo:line-height="115%" fo:text-align="start" style:justify-single-word="false"/>
      <style:text-properties officeooo:rsid="0017e73c" officeooo:paragraph-rsid="0017e73c"/>
    </style:style>
    <style:style style:name="P12" style:family="paragraph" style:parent-style-name="Standard" style:list-style-name="L3">
      <style:paragraph-properties fo:line-height="115%" fo:text-align="start" style:justify-single-word="false"/>
      <style:text-properties fo:font-weight="bold" officeooo:rsid="0029b559" officeooo:paragraph-rsid="0029b559" style:font-weight-asian="bold" style:font-weight-complex="bold"/>
    </style:style>
    <style:style style:name="P13" style:family="paragraph" style:parent-style-name="Standard" style:list-style-name="L4">
      <style:paragraph-properties fo:line-height="115%" fo:text-align="start" style:justify-single-word="false"/>
      <style:text-properties fo:color="#2a6099" loext:opacity="100%" fo:font-weight="bold" officeooo:rsid="0033cc7e" officeooo:paragraph-rsid="0033cc7e" style:font-weight-asian="bold" style:font-weight-complex="bold"/>
    </style:style>
    <style:style style:name="P14" style:family="paragraph" style:parent-style-name="Standard" style:list-style-name="L5">
      <style:paragraph-properties fo:line-height="115%" fo:text-align="start" style:justify-single-word="false"/>
      <style:text-properties officeooo:rsid="0035b650" officeooo:paragraph-rsid="0033cc7e"/>
    </style:style>
    <style:style style:name="P15" style:family="paragraph" style:parent-style-name="Standard" style:list-style-name="L5">
      <style:paragraph-properties fo:line-height="115%" fo:text-align="start" style:justify-single-word="false"/>
      <style:text-properties fo:font-weight="bold" officeooo:rsid="0038ba57" officeooo:paragraph-rsid="0038ba57" style:font-weight-asian="bold" style:font-weight-complex="bold"/>
    </style:style>
    <style:style style:name="P16" style:family="paragraph" style:parent-style-name="Standard" style:list-style-name="L5">
      <style:paragraph-properties fo:line-height="115%" fo:text-align="start" style:justify-single-word="false"/>
      <style:text-properties officeooo:rsid="0038ba57" officeooo:paragraph-rsid="0038ba57"/>
    </style:style>
    <style:style style:name="P17" style:family="paragraph" style:parent-style-name="Standard" style:list-style-name="L6">
      <style:paragraph-properties fo:line-height="115%" fo:text-align="start" style:justify-single-word="false"/>
      <style:text-properties officeooo:rsid="0035b650" officeooo:paragraph-rsid="0035b650"/>
    </style:style>
    <style:style style:name="P18" style:family="paragraph" style:parent-style-name="Standard" style:list-style-name="L6">
      <style:paragraph-properties fo:line-height="115%" fo:text-align="start" style:justify-single-word="false"/>
      <style:text-properties fo:font-weight="bold" officeooo:rsid="0038ba57" officeooo:paragraph-rsid="0038ba57" style:font-weight-asian="bold" style:font-weight-complex="bold"/>
    </style:style>
    <style:style style:name="P19" style:family="paragraph" style:parent-style-name="Standard" style:list-style-name="L6">
      <style:paragraph-properties fo:line-height="115%" fo:text-align="start" style:justify-single-word="false"/>
      <style:text-properties officeooo:rsid="003beeb0" officeooo:paragraph-rsid="003beeb0"/>
    </style:style>
    <style:style style:name="P20" style:family="paragraph" style:parent-style-name="Standard">
      <style:paragraph-properties fo:line-height="115%" fo:text-align="start" style:justify-single-word="false"/>
      <style:text-properties fo:font-size="15pt" fo:font-weight="bold" officeooo:rsid="0016db1d" officeooo:paragraph-rsid="0016db1d" style:font-size-asian="15pt" style:font-weight-asian="bold" style:font-size-complex="15pt" style:font-weight-complex="bold"/>
    </style:style>
    <style:style style:name="P21" style:family="paragraph" style:parent-style-name="Standard" style:list-style-name="L7">
      <style:paragraph-properties fo:line-height="115%" fo:text-align="start" style:justify-single-word="false"/>
      <style:text-properties officeooo:rsid="001c316f" officeooo:paragraph-rsid="001c316f"/>
    </style:style>
    <style:style style:name="P22" style:family="paragraph" style:parent-style-name="Standard" style:list-style-name="L7">
      <style:paragraph-properties fo:line-height="115%" fo:text-align="start" style:justify-single-word="false"/>
      <style:text-properties fo:font-weight="bold" officeooo:rsid="002fbb5d" officeooo:paragraph-rsid="002fbb5d" style:font-weight-asian="bold" style:font-weight-complex="bold"/>
    </style:style>
    <style:style style:name="P23" style:family="paragraph" style:parent-style-name="Standard" style:list-style-name="L7">
      <style:paragraph-properties fo:line-height="115%" fo:text-align="start" style:justify-single-word="false"/>
      <style:text-properties officeooo:rsid="002fbb5d" officeooo:paragraph-rsid="002fbb5d"/>
    </style:style>
    <style:style style:name="P24" style:family="paragraph" style:parent-style-name="Standard">
      <style:paragraph-properties fo:line-height="115%" fo:text-align="start" style:justify-single-word="false"/>
      <style:text-properties officeooo:rsid="002fbb5d" officeooo:paragraph-rsid="002fbb5d"/>
    </style:style>
    <style:style style:name="P25" style:family="paragraph" style:parent-style-name="Standard">
      <style:paragraph-properties fo:line-height="115%" fo:text-align="start" style:justify-single-word="false"/>
      <style:text-properties officeooo:rsid="00463851" officeooo:paragraph-rsid="00463851"/>
    </style:style>
    <style:style style:name="P26" style:family="paragraph" style:parent-style-name="Standard" style:list-style-name="L8">
      <style:paragraph-properties fo:line-height="115%" fo:text-align="start" style:justify-single-word="false"/>
      <style:text-properties fo:color="#666666" loext:opacity="100%" officeooo:paragraph-rsid="00136723"/>
    </style:style>
    <style:style style:name="P27" style:family="paragraph" style:parent-style-name="Text_20_body">
      <style:paragraph-properties fo:line-height="115%" fo:text-align="center" style:justify-single-word="false"/>
      <style:text-properties officeooo:rsid="003f6dd3" officeooo:paragraph-rsid="004b6863"/>
    </style:style>
    <style:style style:name="P28" style:family="paragraph" style:parent-style-name="Text_20_body">
      <style:paragraph-properties fo:line-height="115%" fo:text-align="start" style:justify-single-word="false"/>
      <style:text-properties officeooo:rsid="003f6dd3" officeooo:paragraph-rsid="00136723"/>
    </style:style>
    <style:style style:name="P29" style:family="paragraph" style:parent-style-name="Text_20_body">
      <style:paragraph-properties fo:line-height="115%"/>
      <style:text-properties fo:color="#666666" loext:opacity="100%"/>
    </style:style>
    <style:style style:name="P30" style:family="paragraph" style:parent-style-name="Text_20_body" style:list-style-name="L9">
      <style:paragraph-properties fo:line-height="115%"/>
    </style:style>
    <style:style style:name="P31" style:family="paragraph" style:parent-style-name="Text_20_body" style:list-style-name="L9">
      <style:paragraph-properties fo:line-height="115%"/>
      <style:text-properties fo:color="#666666" loext:opacity="100%"/>
    </style:style>
    <style:style style:name="P32" style:family="paragraph" style:parent-style-name="Text_20_body">
      <style:paragraph-properties fo:line-height="115%" fo:text-align="center" style:justify-single-word="false"/>
      <style:text-properties fo:color="#000000" loext:opacity="100%" fo:font-size="20pt" fo:font-weight="bold" officeooo:rsid="004b6863" officeooo:paragraph-rsid="004b6863" fo:background-color="#ffff00" style:font-size-asian="20pt" style:font-weight-asian="bold" style:font-size-complex="20pt" style:font-weight-complex="bold"/>
    </style:style>
    <style:style style:name="P33" style:family="paragraph" style:parent-style-name="Text_20_body">
      <style:paragraph-properties fo:line-height="115%" fo:text-align="start" style:justify-single-word="false"/>
      <style:text-properties officeooo:rsid="004b6863" officeooo:paragraph-rsid="004b6863"/>
    </style:style>
    <style:style style:name="P34" style:family="paragraph" style:parent-style-name="Text_20_body" style:list-style-name="L10">
      <style:paragraph-properties fo:line-height="115%"/>
    </style:style>
    <style:style style:name="P35" style:family="paragraph" style:parent-style-name="Heading_20_3">
      <style:paragraph-properties fo:line-height="115%"/>
    </style:style>
    <style:style style:name="P36" style:family="paragraph" style:parent-style-name="Text_20_body" style:list-style-name="L11">
      <style:paragraph-properties fo:line-height="115%"/>
    </style:style>
    <style:style style:name="P37" style:family="paragraph" style:parent-style-name="Text_20_body">
      <style:paragraph-properties fo:line-height="115%"/>
    </style:style>
    <style:style style:name="P38" style:family="paragraph" style:parent-style-name="Heading_20_3">
      <style:paragraph-properties fo:line-height="115%" fo:text-align="center" style:justify-single-word="false"/>
      <style:text-properties fo:font-size="20pt" fo:background-color="#ffff00" style:font-size-asian="20pt" style:font-size-complex="20pt"/>
    </style:style>
    <style:style style:name="P39" style:family="paragraph" style:parent-style-name="Text_20_body" style:list-style-name="L12">
      <style:paragraph-properties fo:line-height="115%"/>
    </style:style>
    <style:style style:name="P40" style:family="paragraph" style:parent-style-name="Text_20_body" style:list-style-name="L13">
      <style:paragraph-properties fo:line-height="115%"/>
    </style:style>
    <style:style style:name="P41" style:family="paragraph" style:parent-style-name="Text_20_body" style:list-style-name="L14">
      <style:paragraph-properties fo:line-height="115%"/>
    </style:style>
    <style:style style:name="P42" style:family="paragraph" style:parent-style-name="Text_20_body" style:list-style-name="L15">
      <style:paragraph-properties fo:line-height="115%"/>
    </style:style>
    <style:style style:name="P43" style:family="paragraph" style:parent-style-name="Standard">
      <style:paragraph-properties fo:line-height="115%" fo:text-align="start" style:justify-single-word="false"/>
      <style:text-properties officeooo:rsid="004b6863" officeooo:paragraph-rsid="004b6863"/>
    </style:style>
    <style:style style:name="P44" style:family="paragraph" style:parent-style-name="Standard">
      <style:paragraph-properties fo:line-height="115%" fo:text-align="start" style:justify-single-word="false"/>
      <style:text-properties officeooo:rsid="00136723" officeooo:paragraph-rsid="00136723"/>
    </style:style>
    <style:style style:name="T1" style:family="text">
      <style:text-properties fo:color="#000000" loext:opacity="100%" fo:font-size="15pt" fo:font-weight="bold" officeooo:rsid="00108c34" style:font-size-asian="15pt" style:font-weight-asian="bold" style:font-size-complex="15pt" style:font-weight-complex="bold"/>
    </style:style>
    <style:style style:name="T2" style:family="text">
      <style:text-properties style:text-underline-style="solid" style:text-underline-width="auto" style:text-underline-color="font-color"/>
    </style:style>
    <style:style style:name="T3" style:family="text">
      <style:text-properties officeooo:rsid="0023ce67"/>
    </style:style>
    <style:style style:name="T4" style:family="text">
      <style:text-properties officeooo:rsid="0025c926"/>
    </style:style>
    <style:style style:name="T5" style:family="text">
      <style:text-properties officeooo:rsid="00273d9c"/>
    </style:style>
    <style:style style:name="T6" style:family="text">
      <style:text-properties fo:font-size="15pt" fo:font-weight="bold" style:font-size-asian="15pt" style:font-weight-asian="bold" style:font-size-complex="15pt" style:font-weight-complex="bold"/>
    </style:style>
    <style:style style:name="T7" style:family="text">
      <style:text-properties officeooo:rsid="0019addb"/>
    </style:style>
    <style:style style:name="T8" style:family="text">
      <style:text-properties officeooo:rsid="001b21cb"/>
    </style:style>
    <style:style style:name="T9" style:family="text">
      <style:text-properties officeooo:rsid="002b90ec"/>
    </style:style>
    <style:style style:name="T10" style:family="text">
      <style:text-properties officeooo:rsid="003f6dd3"/>
    </style:style>
    <style:style style:name="T11" style:family="text">
      <style:text-properties officeooo:rsid="00406c95"/>
    </style:style>
    <style:style style:name="T12" style:family="text">
      <style:text-properties officeooo:rsid="004221ec"/>
    </style:style>
    <style:style style:name="T13" style:family="text">
      <style:text-properties officeooo:rsid="0042db68"/>
    </style:style>
    <style:style style:name="T14" style:family="text">
      <style:text-properties officeooo:rsid="00448bd1"/>
    </style:style>
    <style:style style:name="T15" style:family="text">
      <style:text-properties fo:font-size="20pt" fo:background-color="#ffff00" loext:char-shading-value="0" style:font-size-asian="20pt" style:font-size-complex="20pt"/>
    </style:style>
    <style:style style:name="T16" style:family="text">
      <style:text-properties fo:color="#666666"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1">Hashing</text:span></text:p>
      <text:list text:style-name="L1">
        <text:list-item>
          <text:p text:style-name="P2">irrevesible mathematical function that <text:span text:style-name="T2">converts user input into a fixed size output</text:span> (used for integrity check)</text:p>
        </text:list-item>
        <text:list-item>
          <text:p text:style-name="P3"><text:span text:style-name="T3">E</text:span>xample</text:p>
          <text:list>
            <text:list-item>
              <text:p text:style-name="P4">SHA256</text:p>
            </text:list-item>
            <text:list-item>
              <text:p text:style-name="P4">SHA512</text:p>
            </text:list-item>
            <text:list-item>
              <text:p text:style-name="P5">SH-2</text:p>
            </text:list-item>
            <text:list-item>
              <text:p text:style-name="P6">SHA256SUM</text:p>
            </text:list-item>
            <text:list-item>
              <text:p text:style-name="P4">MD5</text:p>
            </text:list-item>
          </text:list>
        </text:list-item>
        <text:list-item>
          <text:p text:style-name="P7">Example on linux</text:p>
          <text:list>
            <text:list-item>
              <text:p text:style-name="P8">sha256sum <text:span text:style-name="T4">flag.txt </text:span></text:p>
            </text:list-item>
            <text:list-item>
              <text:p text:style-name="P8">sha224sum <text:span text:style-name="T5">flag.txt </text:span></text:p>
            </text:list-item>
          </text:list>
        </text:list-item>
      </text:list>
      <text:list text:style-name="L2">
        <text:list-item>
          <text:p text:style-name="P9">Note That: if the content of the file changed, the hash will change</text:p>
        </text:list-item>
      </text:list>
      <text:p text:style-name="P10"><text:span text:style-name="T6">Encryption</text:span> </text:p>
      <text:list text:style-name="L3">
        <text:list-item>
          <text:p text:style-name="P11">converting human readable data/message into cipher-text, <text:span text:style-name="T7">so only a person </text:span><text:span text:style-name="T8">holding the right KEY can decrypt the message (used for security purposes, authentication, and authorization)</text:span></text:p>
        </text:list-item>
        <text:list-item>
          <text:p text:style-name="P12">types of Enc<text:span text:style-name="T9">r</text:span>yption</text:p>
        </text:list-item>
      </text:list>
      <text:list xml:id="list1823449148" text:style-name="L4">
        <text:list-item>
          <text:list>
            <text:list-item>
              <text:p text:style-name="P13">symmetric encryption </text:p>
            </text:list-item>
          </text:list>
        </text:list-item>
      </text:list>
      <text:list text:style-name="L5">
        <text:list-item>
          <text:list>
            <text:list-item>
              <text:list>
                <text:list-item>
                  <text:p text:style-name="P14">uses the same key to encrypt and decrypt </text:p>
                </text:list-item>
                <text:list-item>
                  <text:p text:style-name="P15">examples</text:p>
                  <text:list>
                    <text:list-item>
                      <text:p text:style-name="P16">AES</text:p>
                    </text:list-item>
                    <text:list-item>
                      <text:p text:style-name="P16">DES</text:p>
                    </text:list-item>
                    <text:list-item>
                      <text:p text:style-name="P16">3DES</text:p>
                    </text:list-item>
                    <text:list-item>
                      <text:p text:style-name="P16">TwoFish</text:p>
                    </text:list-item>
                    <text:list-item>
                      <text:p text:style-name="P16">BlowFish</text:p>
                    </text:list-item>
                  </text:list>
                </text:list-item>
              </text:list>
            </text:list-item>
          </text:list>
        </text:list-item>
      </text:list>
      <text:list text:continue-list="list1823449148" text:style-name="L4">
        <text:list-item>
          <text:list>
            <text:list-item>
              <text:p text:style-name="P13">asymmetric encryption</text:p>
            </text:list-item>
          </text:list>
        </text:list-item>
      </text:list>
      <text:list text:style-name="L6">
        <text:list-item>
          <text:list>
            <text:list-item>
              <text:list>
                <text:list-item>
                  <text:p text:style-name="P17">uses public key for encryption and private key for decryption </text:p>
                </text:list-item>
                <text:list-item>
                  <text:p text:style-name="P18">Examples</text:p>
                  <text:list>
                    <text:list-item>
                      <text:p text:style-name="P19">RSA</text:p>
                    </text:list-item>
                    <text:list-item>
                      <text:p text:style-name="P19">DH</text:p>
                    </text:list-item>
                    <text:list-item>
                      <text:p text:style-name="P19">DSA</text:p>
                    </text:list-item>
                    <text:list-item>
                      <text:p text:style-name="P19">ECDH</text:p>
                    </text:list-item>
                  </text:list>
                </text:list-item>
              </text:list>
            </text:list-item>
          </text:list>
        </text:list-item>
      </text:list>
      <text:p text:style-name="P20">Encoding </text:p>
      <text:list text:style-name="L7">
        <text:list-item>
          <text:p text:style-name="P21">the purpose of the encoding is to transform data so that it can be properly (and safely) consumed by a different type of a system <text:s text:c="2"/></text:p>
        </text:list-item>
        <text:list-item>
          <text:p text:style-name="P22">Example</text:p>
          <text:list>
            <text:list-item>
              <text:p text:style-name="P23">base64</text:p>
            </text:list-item>
            <text:list-item>
              <text:p text:style-name="P23">rot13</text:p>
            </text:list-item>
            <text:list-item>
              <text:p text:style-name="P23">Hex</text:p>
            </text:list-item>
            <text:list-item>
              <text:p text:style-name="P23">URL</text:p>
            </text:list-item>
          </text:list>
        </text:list-item>
      </text:list>
      <text:p text:style-name="P24"/>
      <text:p text:style-name="P24"/>
      <text:p text:style-name="P25"><text:soft-page-break/><text:span text:style-name="T6">Show the Certificate Authority</text:span> </text:p>
      <text:list text:style-name="L8">
        <text:list-item>
          <text:p text:style-name="P26"><text:span text:style-name="T10">open the browser → </text:span><text:span text:style-name="T11">edit → </text:span><text:span text:style-name="T12">advanced → </text:span><text:span text:style-name="T13">certificates → </text:span><text:span text:style-name="T14">view certificates</text:span></text:p>
        </text:list-item>
      </text:list>
      <text:p text:style-name="P27"><text:span text:style-name="Strong_20_Emphasis"><text:span text:style-name="T15">Certificate Authority</text:span></text:span></text:p>
      <text:p text:style-name="P28"><text:span text:style-name="T16">A </text:span><text:span text:style-name="Strong_20_Emphasis"><text:span text:style-name="T16">Certificate Authority (CA)</text:span></text:span><text:span text:style-name="T16"> is a trusted organization or entity that issues digital certificates, which are used to verify the identity of a person, device, or organization and to ensure secure communication over a network. The digital certificates issued by a CA are used in a variety of applications, most notably for </text:span><text:span text:style-name="Strong_20_Emphasis"><text:span text:style-name="T16">SSL/TLS</text:span></text:span><text:span text:style-name="T16"> encryption, which secures websites and protects sensitive data (like credit card information, login credentials, etc.).</text:span></text:p>
      <text:p text:style-name="P29">Here’s how it works in more detail:</text:p>
      <text:list text:style-name="L9">
        <text:list-item>
          <text:p text:style-name="P30"><text:span text:style-name="Strong_20_Emphasis"><text:span text:style-name="T16">Digital Certificates</text:span></text:span><text:span text:style-name="T16">: A digital certificate contains the public key of the entity it’s issued to, along with some identifying information. It’s essentially a way to prove that the public key belongs to a particular entity.</text:span></text:p>
        </text:list-item>
        <text:list-item>
          <text:p text:style-name="P30"><text:span text:style-name="Strong_20_Emphasis"><text:span text:style-name="T16">Public Key Infrastructure (PKI)</text:span></text:span><text:span text:style-name="T16">: The CA is a key part of PKI, a framework that uses asymmetric cryptography. In PKI, there are two keys:</text:span></text:p>
          <text:list>
            <text:list-item>
              <text:p text:style-name="P30"><text:span text:style-name="Strong_20_Emphasis"><text:span text:style-name="T16">Public key</text:span></text:span><text:span text:style-name="T16">: Distributed widely (e.g., in a certificate).</text:span></text:p>
            </text:list-item>
            <text:list-item>
              <text:p text:style-name="P30"><text:span text:style-name="Strong_20_Emphasis"><text:span text:style-name="T16">Private key</text:span></text:span><text:span text:style-name="T16">: Kept secret by the owner. It’s used to decrypt messages encrypted with the corresponding public key.</text:span></text:p>
            </text:list-item>
          </text:list>
        </text:list-item>
        <text:list-item>
          <text:p text:style-name="P30"><text:span text:style-name="Strong_20_Emphasis"><text:span text:style-name="T16">How It Works</text:span></text:span><text:span text:style-name="T16">:</text:span></text:p>
          <text:list>
            <text:list-item>
              <text:p text:style-name="P30"><text:span text:style-name="T16">When you visit a website that uses SSL/TLS, the server presents its </text:span><text:span text:style-name="Strong_20_Emphasis"><text:span text:style-name="T16">digital certificate</text:span></text:span><text:span text:style-name="T16"> to your browser.</text:span></text:p>
            </text:list-item>
            <text:list-item>
              <text:p text:style-name="P31">The browser checks whether the certificate is valid and if it's signed by a trusted CA (i.e., it checks the digital signature of the certificate).</text:p>
            </text:list-item>
            <text:list-item>
              <text:p text:style-name="P31">If everything checks out, your browser trusts the server’s identity and establishes an encrypted connection.</text:p>
            </text:list-item>
          </text:list>
        </text:list-item>
        <text:list-item>
          <text:p text:style-name="P30"><text:span text:style-name="Strong_20_Emphasis"><text:span text:style-name="T16">Trust Model</text:span></text:span><text:span text:style-name="T16">:</text:span></text:p>
          <text:list>
            <text:list-item>
              <text:p text:style-name="P31">CAs are "trusted" because they are verified and vetted by other organizations and governments. The certificates they issue come with the assurance that the entity is who it claims to be.</text:p>
            </text:list-item>
            <text:list-item>
              <text:p text:style-name="P31">Web browsers and operating systems maintain a list of trusted CAs. If a certificate is signed by one of these trusted CAs, it is automatically trusted.</text:p>
            </text:list-item>
          </text:list>
        </text:list-item>
        <text:list-item>
          <text:p text:style-name="P30"><text:span text:style-name="Strong_20_Emphasis"><text:span text:style-name="T16">Root Certificates</text:span></text:span><text:span text:style-name="T16">: The trust model starts with "root certificates," which are self-signed certificates from trusted root CAs. From there, intermediate CAs can issue certificates that are signed by the root CA, creating a chain of trust.</text:span></text:p>
        </text:list-item>
      </text:list>
      <text:p text:style-name="P29">In essence, CAs act as the gatekeepers of trust on the internet, ensuring that your data and interactions with websites are secure</text:p>
      <text:p text:style-name="P32"><text:soft-page-break/>Intermediate Certificate</text:p>
      <text:p text:style-name="P33">An <text:span text:style-name="Strong_20_Emphasis">intermediate certificate</text:span> is part of the chain of trust in a public key infrastructure (PKI) system used for securing communications, typically in the context of SSL/TLS certificates for websites. Here's how it fits into the overall picture:</text:p>
      <text:list text:style-name="L10">
        <text:list-item>
          <text:p text:style-name="P34"><text:span text:style-name="Strong_20_Emphasis">Root Certificate</text:span>: At the top of the trust hierarchy, you have a <text:span text:style-name="Strong_20_Emphasis">root certificate</text:span>. This is a trusted certificate authority (CA) that signs other certificates. The root certificate is usually pre-installed in browsers and operating systems.</text:p>
        </text:list-item>
        <text:list-item>
          <text:p text:style-name="P34"><text:span text:style-name="Strong_20_Emphasis">Intermediate Certificate</text:span>: These certificates act as intermediaries between the root certificate and the end-entity certificate (like a website's SSL/TLS certificate). They help create a chain of trust. Intermediate certificates are signed by the root certificate and are used to verify the authenticity of the end-entity certificate.</text:p>
        </text:list-item>
        <text:list-item>
          <text:p text:style-name="P34"><text:span text:style-name="Strong_20_Emphasis">End-Entity Certificate</text:span>: This is the certificate used by the website (or service) you are connecting to. It's issued by an intermediate certificate and is what is used to establish an encrypted connection with the client (browser, app, etc.).</text:p>
        </text:list-item>
      </text:list>
      <text:h text:style-name="P35" text:outline-level="3">Why Intermediate Certificates are Needed:</text:h>
      <text:list text:style-name="L11">
        <text:list-item>
          <text:p text:style-name="P36"><text:span text:style-name="Strong_20_Emphasis">Security</text:span>: The root certificate is typically kept offline for security reasons. It doesn't directly sign end-entity certificates. Instead, intermediate certificates sign those certificates on behalf of the root certificate.</text:p>
        </text:list-item>
        <text:list-item>
          <text:p text:style-name="P36"><text:span text:style-name="Strong_20_Emphasis">Flexibility</text:span>: Multiple intermediate certificates can be used, and they can be revoked without affecting the root certificate. This gives more flexibility in managing the certificate infrastructure.</text:p>
        </text:list-item>
      </text:list>
      <text:p text:style-name="P37">When a user visits a website, the browser receives the <text:span text:style-name="Strong_20_Emphasis">end-entity certificate</text:span> and tries to build the certificate chain, starting from the website’s certificate and working up to the root certificate. If any intermediate certificates are missing, the chain can be incomplete, and the browser will likely show a warning indicating that the website’s certificate is not trusted.</text:p>
      <text:h text:style-name="P35" text:outline-level="3">In practice:</text:h>
      <text:p text:style-name="P37">For a website to be fully trusted, the server should send not only its own SSL certificate but also any intermediate certificates needed to form a complete chain of trust, up to the root certificate.</text:p>
      <text:p text:style-name="P33"><text:span text:style-name="Strong_20_Emphasis">OCSP</text:span> stands for <text:span text:style-name="Strong_20_Emphasis">Online Certificate Status Protocol</text:span>, and it's a protocol used to check the revocation status of digital certificates in real time. OCSP is designed to determine if a particular SSL/TLS certificate (or any digital certificate) is still valid or has been revoked by the certificate authority (CA) that issued it.</text:p>
      <text:h text:style-name="P38" text:outline-level="3"><text:soft-page-break/>Why is OCSP Important?</text:h>
      <text:list text:style-name="L12">
        <text:list-item>
          <text:p text:style-name="P39"><text:span text:style-name="Strong_20_Emphasis">Certificate Revocation</text:span>: Sometimes a certificate needs to be revoked before it expires. For example, it could be revoked if the private key is compromised, the organization changes domain names, or the certificate was issued incorrectly. OCSP helps you quickly determine if a certificate is still valid or if it has been revoked, without needing to download a large certificate revocation list (CRL).</text:p>
        </text:list-item>
        <text:list-item>
          <text:p text:style-name="P39"><text:span text:style-name="Strong_20_Emphasis">Real-Time Validation</text:span>: It allows for real-time checks of a certificate’s status, as opposed to downloading a complete list of revoked certificates, which may not always be up-to-date.</text:p>
        </text:list-item>
      </text:list>
      <text:h text:style-name="P35" text:outline-level="3">How OCSP Works:</text:h>
      <text:list text:style-name="L13">
        <text:list-item>
          <text:p text:style-name="P40"><text:span text:style-name="Strong_20_Emphasis">Client Request</text:span>: When a client (like a web browser) connects to a server over HTTPS, it can check if the server's certificate is valid by sending an <text:span text:style-name="Strong_20_Emphasis">OCSP request</text:span> to the <text:span text:style-name="Strong_20_Emphasis">OCSP responder</text:span> (a service operated by the certificate authority or the CA).</text:p>
        </text:list-item>
        <text:list-item>
          <text:p text:style-name="P40"><text:span text:style-name="Strong_20_Emphasis">OCSP Responder</text:span>: The OCSP responder is a server that the CA operates. It receives the request and replies with a certificate status response. This response tells the client whether the certificate is:</text:p>
          <text:list>
            <text:list-item>
              <text:p text:style-name="P40"><text:span text:style-name="Strong_20_Emphasis">Good</text:span>: The certificate is valid and has not been revoked.</text:p>
            </text:list-item>
            <text:list-item>
              <text:p text:style-name="P40"><text:span text:style-name="Strong_20_Emphasis">Revoked</text:span>: The certificate has been revoked.</text:p>
            </text:list-item>
            <text:list-item>
              <text:p text:style-name="P40"><text:span text:style-name="Strong_20_Emphasis">Unknown</text:span>: The status of the certificate cannot be determined.</text:p>
            </text:list-item>
          </text:list>
        </text:list-item>
        <text:list-item>
          <text:p text:style-name="P40"><text:span text:style-name="Strong_20_Emphasis">Certificate Validation</text:span>: If the client receives a "Good" response from the OCSP server, the certificate is trusted. If it's "Revoked," the client will usually warn the user, and if it's "Unknown," it might treat the certificate as invalid or prompt the user for action.</text:p>
        </text:list-item>
      </text:list>
      <text:h text:style-name="P35" text:outline-level="3">OCSP Stapling</text:h>
      <text:p text:style-name="P37">To improve performance and privacy, a technique called <text:span text:style-name="Strong_20_Emphasis">OCSP Stapling</text:span> was introduced. Rather than having the client directly query the OCSP responder, the server can "staple" the OCSP response to its SSL/TLS handshake. This means the server fetches the OCSP response in advance, and then sends it to the client as part of the handshake, which reduces the need for the client to make a separate OCSP request.</text:p>
      <text:list text:style-name="L14">
        <text:list-item>
          <text:p text:style-name="P41"><text:span text:style-name="Strong_20_Emphasis">Benefits of OCSP Stapling</text:span>:</text:p>
          <text:list>
            <text:list-item>
              <text:p text:style-name="P41"><text:span text:style-name="Strong_20_Emphasis">Performance</text:span>: Reduces the number of external requests (to the CA’s OCSP responder) and improves page load times.</text:p>
            </text:list-item>
            <text:list-item>
              <text:p text:style-name="P41"><text:span text:style-name="Strong_20_Emphasis">Privacy</text:span>: The CA doesn’t see what websites you visit, as the OCSP request is handled by the server rather than directly by the client.</text:p>
            </text:list-item>
          </text:list>
        </text:list-item>
      </text:list>
      <text:h text:style-name="P35" text:outline-level="3"><text:soft-page-break/>Why Not Always Use OCSP?</text:h>
      <text:list text:style-name="L15">
        <text:list-item>
          <text:p text:style-name="P42"><text:span text:style-name="Strong_20_Emphasis">Availability</text:span>: If the OCSP responder is down or slow, the client might not be able to verify the certificate's status.</text:p>
        </text:list-item>
        <text:list-item>
          <text:p text:style-name="P42"><text:span text:style-name="Strong_20_Emphasis">Privacy</text:span>: In the case of direct OCSP checks (without stapling), the CA can track which sites a user visits, which could be a privacy concern.</text:p>
        </text:list-item>
      </text:list>
      <text:p text:style-name="P37">Overall, OCSP is an important part of maintaining the trustworthiness and security of digital certificates, ensuring that compromised or invalid certificates are quickly flagged.</text:p>
      <text:p text:style-name="P43"/>
      <text:p text:style-name="P44"/>
      <text:p text:style-name="P44"/>
      <text:p text:style-name="P44"/>
      <text:p text:style-name="P44"/>
      <text:p text:style-name="P44"/>
      <text:p text:style-name="P44"/>
      <text:p text:style-name="P4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3T22:41:50.364771062</meta:creation-date>
    <dc:date>2025-05-18T03:37:33.850993676</dc:date>
    <meta:editing-duration>PT2H10S</meta:editing-duration>
    <meta:editing-cycles>52</meta:editing-cycles>
    <meta:generator>LibreOffice/24.8.4.2$Linux_X86_64 LibreOffice_project/480$Build-2</meta:generator>
    <meta:print-date>2025-05-18T03:38:34.659138920</meta:print-date>
    <meta:printed-by>PDF files</meta:printed-by>
    <meta:document-statistic meta:table-count="0" meta:image-count="0" meta:object-count="0" meta:page-count="5" meta:paragraph-count="86" meta:word-count="1352" meta:character-count="8228" meta:non-whitespace-character-count="7015"/>
  </office:meta>
</office:document-meta>
</file>